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2">20/09/23</text:span><text:span text:style-name="T3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 office:value-type="string" calcext:value-type="string">
            <text:p><text:span text:style-name="T2">20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 office:value-type="string" calcext:value-type="string">
            <text:p><text:span text:style-name="T2">21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CRUD basic operations</text:p>
          </table:table-cell>
          <table:table-cell office:value-type="string" calcext:value-type="string">
            <text:p><text:span text:style-name="T2">23/09/23</text:span><text:span text:style-name="T3"> – Before 4 p.m</text:span></text:p>
          </table:table-cell>
          <table:table-cell office:value-type="string" calcext:value-type="string">
            <text:p><text:span text:style-name="T2">23/09/23</text:span><text:span text:style-name="T3"> – 4 p.m</text:span></text:p>
          </table:table-cell>
        </table:table-row>
        <table:table-row table:style-name="ro1">
          <table:table-cell office:value-type="string" calcext:value-type="string">
            <text:p>Basic UI improvements (Themes)</text:p>
          </table:table-cell>
          <table:table-cell table:style-name="ce1" office:value-type="string" calcext:value-type="string">
            <text:p>24/09/23<text:span text:style-name="T4"> – Before day end</text:span>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CRUD other operations</text:p>
          </table:table-cell>
          <table:table-cell office:value-type="string" calcext:value-type="string">
            <text:p><text:span text:style-name="T1">26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 office:value-type="string" calcext:value-type="string">
            <text:p><text:span text:style-name="T1">26/09/23</text:span> –Day end</text:p>
          </table:table-cell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2:02:24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13:16:00.143000000</dc:date>
    <meta:editing-duration>P1DT9H59M26S</meta:editing-duration>
    <meta:editing-cycles>11</meta:editing-cycles>
    <meta:generator>LibreOffice/7.1.4.2$Windows_X86_64 LibreOffice_project/a529a4fab45b75fefc5b6226684193eb000654f6</meta:generator>
    <meta:document-statistic meta:table-count="1" meta:cell-count="57" meta:object-count="0"/>
  </office:meta>
</office:document-meta>
</file>